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Andale Mono', 'lucida console', 'Courier New', monospace"/>
    <style:font-face style:name="PingFang SC" svg:font-family="'PingFang SC', 'Microsoft YaHei', SimHei, Arial, SimSun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c10e" officeooo:paragraph-rsid="0019c10e"/>
    </style:style>
    <style:style style:name="P2" style:family="paragraph" style:parent-style-name="Standard">
      <style:text-properties fo:font-variant="normal" fo:text-transform="none" fo:color="#222226" style:font-name="PingFang SC" fo:font-size="12pt" fo:letter-spacing="normal" fo:font-style="normal" fo:font-weight="bold" officeooo:rsid="0019c10e" officeooo:paragraph-rsid="0024029d" style:font-name-asian="Noto Sans CJK SC" style:font-size-asian="12pt" style:font-weight-asian="bold" style:font-name-complex="Noto Sans CJK SC" style:font-size-complex="12pt" style:font-weight-complex="bold"/>
    </style:style>
    <style:style style:name="P3" style:family="paragraph" style:parent-style-name="Standard">
      <style:text-properties fo:font-variant="normal" fo:text-transform="none" fo:color="#222226" style:font-name="PingFang SC" fo:font-size="12pt" fo:letter-spacing="normal" fo:font-style="normal" fo:font-weight="bold" officeooo:rsid="0019c10e" officeooo:paragraph-rsid="0019c10e" style:font-name-asian="Noto Sans CJK SC" style:font-size-asian="12pt" style:font-weight-asian="bold" style:font-name-complex="Noto Sans CJK SC" style:font-size-complex="12pt" style:font-weight-complex="bold"/>
    </style:style>
    <style:style style:name="P4" style:family="paragraph" style:parent-style-name="Standard">
      <style:text-properties officeooo:rsid="002246a0" officeooo:paragraph-rsid="002246a0"/>
    </style:style>
    <style:style style:name="P5" style:family="paragraph" style:parent-style-name="Text_20_body">
      <style:text-properties fo:font-variant="normal" fo:text-transform="none" fo:color="#222226" style:font-name="PingFang SC" fo:font-size="12pt" fo:letter-spacing="normal" fo:font-style="normal" fo:font-weight="bold" officeooo:rsid="0019c10e" officeooo:paragraph-rsid="0019c10e" style:font-size-asian="12pt" style:font-size-complex="12pt"/>
    </style:style>
    <style:style style:name="P6" style:family="paragraph" style:parent-style-name="Text_20_body">
      <style:text-properties fo:font-variant="normal" fo:text-transform="none" fo:color="#222226" style:font-name="PingFang SC" fo:font-size="12pt" fo:letter-spacing="normal" fo:font-style="normal" fo:font-weight="bold" officeooo:rsid="0019c10e" officeooo:paragraph-rsid="002246a0" style:font-size-asian="12pt" style:font-size-complex="12pt"/>
    </style:style>
    <style:style style:name="P7" style:family="paragraph" style:parent-style-name="Text_20_body">
      <style:text-properties fo:font-variant="normal" fo:text-transform="none" fo:color="#222226" style:font-name="PingFang SC" fo:font-size="12pt" fo:letter-spacing="normal" fo:font-style="normal" fo:font-weight="bold" officeooo:rsid="001f61e4" officeooo:paragraph-rsid="001f61e4" style:font-size-asian="12pt" style:font-size-complex="12pt"/>
    </style:style>
    <style:style style:name="P8" style:family="paragraph" style:parent-style-name="Text_20_body">
      <style:text-properties fo:font-variant="normal" fo:text-transform="none" fo:color="#222226" style:font-name="PingFang SC" fo:font-size="12pt" fo:letter-spacing="normal" fo:font-style="normal" fo:font-weight="bold" officeooo:rsid="001f61e4" officeooo:paragraph-rsid="00214110" style:font-size-asian="12pt" style:font-size-complex="12pt"/>
    </style:style>
    <style:style style:name="P9" style:family="paragraph" style:parent-style-name="Text_20_body">
      <style:text-properties fo:font-variant="normal" fo:text-transform="none" fo:color="#222226" style:font-name="PingFang SC" fo:font-size="12pt" fo:letter-spacing="normal" fo:font-style="normal" fo:font-weight="bold" officeooo:rsid="001f61e4" officeooo:paragraph-rsid="00269fd1" style:font-size-asian="12pt" style:font-size-complex="12pt"/>
    </style:style>
    <style:style style:name="P10" style:family="paragraph" style:parent-style-name="Text_20_body">
      <style:text-properties fo:font-variant="normal" fo:text-transform="none" fo:color="#222226" style:font-name="PingFang SC" fo:font-size="12pt" fo:letter-spacing="normal" fo:font-style="normal" fo:font-weight="bold" officeooo:rsid="001f61e4" officeooo:paragraph-rsid="0026d9fb" style:font-size-asian="12pt" style:font-size-complex="12pt"/>
    </style:style>
    <style:style style:name="P11" style:family="paragraph" style:parent-style-name="Text_20_body">
      <style:text-properties fo:font-variant="normal" fo:text-transform="none" fo:color="#222226" style:font-name="PingFang SC" fo:font-size="12pt" fo:letter-spacing="normal" fo:font-style="normal" fo:font-weight="bold" officeooo:rsid="001f61e4" officeooo:paragraph-rsid="00288ef2" style:font-size-asian="12pt" style:font-size-complex="12pt"/>
    </style:style>
    <style:style style:name="P12" style:family="paragraph" style:parent-style-name="Text_20_body">
      <style:text-properties fo:font-variant="normal" fo:text-transform="none" fo:color="#ce181e" style:font-name="PingFang SC" fo:font-size="12pt" fo:letter-spacing="normal" fo:font-style="normal" fo:font-weight="bold" officeooo:rsid="001f61e4" officeooo:paragraph-rsid="001f61e4" style:font-size-asian="12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15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9.75pt" fo:letter-spacing="normal" fo:font-style="normal" fo:font-weight="normal"/>
    </style:style>
    <style:style style:name="P16" style:family="paragraph" style:parent-style-name="Heading_20_4">
      <style:paragraph-properties fo:margin-left="0cm" fo:margin-right="0cm" fo:margin-top="0.265cm" fo:margin-bottom="0.265cm" loext:contextual-spacing="false" fo:line-height="110%" fo:orphans="2" fo:widows="2" fo:text-indent="0cm" style:auto-text-indent="false"/>
      <style:text-properties fo:font-variant="normal" fo:text-transform="none" fo:color="#333333" style:font-name="Helvetica Neue" fo:font-size="13.5pt" fo:letter-spacing="normal" fo:font-style="normal" fo:font-weight="bold"/>
    </style:style>
    <style:style style:name="P17" style:family="paragraph" style:parent-style-name="Text_20_body">
      <style:text-properties fo:font-variant="normal" fo:text-transform="none" fo:color="#222226" style:font-name="PingFang SC" fo:font-size="12pt" fo:letter-spacing="normal" fo:font-style="normal" fo:font-weight="bold" officeooo:rsid="001f61e4" officeooo:paragraph-rsid="00288ef2" style:font-size-asian="12pt" style:font-size-complex="12pt"/>
    </style:style>
    <style:style style:name="P18" style:family="paragraph" style:parent-style-name="Text_20_body">
      <style:text-properties officeooo:paragraph-rsid="00288ef2"/>
    </style:style>
    <style:style style:name="P19" style:family="paragraph" style:parent-style-name="Preformatted_20_Text">
      <style:text-properties fo:font-variant="normal" fo:text-transform="none" fo:color="#222226" style:font-name="PingFang SC" fo:font-size="12pt" fo:letter-spacing="normal" fo:font-style="normal" fo:font-weight="bold" officeooo:rsid="001f61e4" officeooo:paragraph-rsid="00288ef2" style:font-size-asian="12pt" style:font-size-complex="12pt"/>
    </style:style>
    <style:style style:name="P20" style:family="paragraph" style:parent-style-name="Preformatted_20_Text">
      <loext:graphic-properties draw:fill="solid" draw:fill-color="#f6f6f6" draw:opacity="100%"/>
      <style:paragraph-properties fo:margin-top="0cm" fo:margin-bottom="0cm" loext:contextual-spacing="false" fo:orphans="2" fo:widows="2" fo:background-color="#f6f6f6"/>
    </style:style>
    <style:style style:name="T1" style:family="text">
      <style:text-properties officeooo:rsid="0019c10e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2b7fcf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121212" style:font-name="Menlo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22226" style:font-name="PingFang SC" fo:font-size="12pt" fo:letter-spacing="normal" fo:font-style="normal" fo:font-weight="bold" officeooo:rsid="001f61e4" style:font-size-asian="12pt" style:font-size-complex="12pt"/>
    </style:style>
    <style:style style:name="T6" style:family="text">
      <style:text-properties officeooo:rsid="002246a0"/>
    </style:style>
    <style:style style:name="T7" style:family="text">
      <style:text-properties officeooo:rsid="00269fd1"/>
    </style:style>
    <style:style style:name="T8" style:family="text">
      <style:text-properties fo:color="#333333" style:font-name="Helvetica Neue" fo:font-size="10.5pt" fo:font-weight="normal"/>
    </style:style>
    <style:style style:name="T9" style:family="text">
      <style:text-properties fo:color="#2b7fcf" style:text-line-through-style="none" style:text-line-through-type="none" style:font-name="Helvetica Neue" fo:font-size="10.5pt" style:text-underline-style="none" fo:font-weight="normal" style:text-blinking="false" fo:background-color="transparent" loext:char-shading-value="0" loext:padding="0cm" loext:border="none"/>
    </style:style>
    <style:style style:name="T10" style:family="text">
      <style:text-properties officeooo:rsid="00288ef2"/>
    </style:style>
    <style:style style:name="T11" style:family="text">
      <style:text-properties officeooo:rsid="00290110"/>
    </style:style>
    <style:style style:name="T12" style:family="text">
      <style:text-properties fo:color="#121212" style:font-name="Menlo" fo:font-weight="normal" loext:padding="0cm" loext:border="none"/>
    </style:style>
    <style:style style:name="T13" style:family="text">
      <style:text-properties fo:color="#121212" style:font-name="Menlo" fo:font-weight="normal" officeooo:rsid="002aac31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.12.24</text:p>
      <text:p text:style-name="P1"/>
      <text:p text:style-name="P1">handeye_calib_camodocal功能包的使用：</text:p>
      <text:p text:style-name="P1">下载功能包（发现的错误已修改）</text:p>
      <text:p text:style-name="P1">原<text:span text:style-name="T6">github参考（文字资料很重要）：</text:span></text:p>
      <text:p text:style-name="P1">https://github.com/jhu-lcsr/handeye_calib_camodocal</text:p>
      <text:p text:style-name="P1"/>
      <text:p text:style-name="P1">存在问题：功能包编译找不到<text:span text:style-name="T6">glog库，ceres库版本不能太新</text:span></text:p>
      <text:p text:style-name="P4">ceres安装：</text:p>
      <text:p text:style-name="P4">安装依赖库，见slam十四讲</text:p>
      <text:p text:style-name="P4">安装1.12版本，安装方式见<text:a xlink:type="simple" xlink:href="https://blog.csdn.net/qq_41586768/article/details/107541917" text:style-name="Internet_20_link" text:visited-style-name="Visited_20_Internet_20_Link"><text:span text:style-name="T1">https://blog.csdn.net/qq_41586768/article/details/107541917</text:span></text:a></text:p>
      <text:p text:style-name="P4"/>
      <text:p text:style-name="P4">找不到glog库：</text:p>
      <text:p text:style-name="P6">解决方法：</text:p>
      <text:p text:style-name="P6">按照下面blog修改<text:span text:style-name="T6">cmakelist文件</text:span></text:p>
      <text:p text:style-name="P6">https://blog.csdn.net/xizero00/article/details/50975156</text:p>
      <text:p text:style-name="P4"/>
      <text:p text:style-name="P4">解决上面问题之后，编译功能包，就可以使用了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1、ceres </text:p>
      <text:p text:style-name="P1">学习资料：<text:a xlink:type="simple" xlink:href="http://www.ceres-solver.org/version_history.html#id3" text:style-name="Internet_20_link" text:visited-style-name="Visited_20_Internet_20_Link">http://www.ceres-solver.org/version_history.html#id3</text:a></text:p>
      <text:p text:style-name="P2">2、cmake学习资料</text:p>
      <text:p text:style-name="P5">学习资料：https://www.dazhuanlan.com/2020/02/01/5e34e8b470194/</text:p>
      <text:p text:style-name="P5"/>
      <text:p text:style-name="P7">代码流程：</text:p>
      <text:p text:style-name="P7">main函数</text:p>
      <text:p text:style-name="P7">Eigen::Affine3d estimateHandEye(const EigenAffineVector&amp; baseToTip,</text:p>
      <text:p text:style-name="P7">const EigenAffineVector&amp; camToTag,const std::string&amp; filename, <text:s/>const bool addSolverSummary) <text:s/>//该函数 const std::string&amp; filename为结果所在的文件名</text:p>
      <text:p text:style-name="P7">//该函数主要读取文件以及调用计算标定矩阵的函数</text:p>
      <text:p text:style-name="P7"><text:soft-page-break/>Eigen::Affine3d estimateHandEye(const EigenAffineVector&amp; baseToTip,</text:p>
      <text:p text:style-name="P8"><text:s/>const EigenAffineVector&amp; camToTag) <text:s text:c="27"/></text:p>
      <text:p text:style-name="P7">//标定矩阵函数</text:p>
      <text:p text:style-name="P7">void HandEyeCalibration::estimateHandEyeScrew(</text:p>
      <text:p text:style-name="P8"><text:s/>const std::vector&lt;Eigen::Vector3d,Eigen::aligned_allocator&lt;Eigen::Vector3d&gt;&gt;&amp; rvecs1, <text:s text:c="3"/>const std::vector&lt;Eigen::Vector3d, <text:s text:c="2"/>Eigen::aligned_allocator&lt;Eigen::Vector3d&gt;&gt;&amp; tvecs1,const std::vector&lt;Eigen::Vector3d, <text:s text:c="2"/>Eigen::aligned_allocator&lt;Eigen::Vector3d&gt;&gt;&amp; rvecs2, const std::vector&lt;Eigen::Vector3d,Eigen::aligned_allocator&lt;Eigen::Vector3d&gt;&gt;&amp; tvecs2, <text:s text:c="2"/>Eigen::Matrix4d&amp; H_12, bool planarMotion)</text:p>
      <text:p text:style-name="P7"><text:s text:c="22"/></text:p>
      <text:p text:style-name="P7">//标定矩阵函数调用计算标定矩阵初值函数（核心）</text:p>
      <text:p text:style-name="P12">DualQuaterniond HandEyeCalibration::estimateHandEyeScrewInitial</text:p>
      <text:p text:style-name="P8">//标定矩阵函数调用计算标定矩阵非线性优化函数</text:p>
      <text:p text:style-name="P9">void HandEyeCalibration::estimateHandEyeScrewRefine <text:s text:c="3"/></text:p>
      <text:p text:style-name="P9"/>
      <text:p text:style-name="P9"/>
      <text:p text:style-name="P9"/>
      <text:p text:style-name="P9">使用<text:span text:style-name="T7">rosdep安装功能包的依赖项：</text:span></text:p>
      <text:p text:style-name="P9"><text:span text:style-name="T8">You can use </text:span><text:span text:style-name="Teletype"><text:span text:style-name="T8">rosdep</text:span></text:span><text:span text:style-name="T8"> and </text:span><text:a xlink:type="simple" xlink:href="http://wiki.ros.org/catkin" text:style-name="Internet_20_link" text:visited-style-name="Visited_20_Internet_20_Link"><text:span text:style-name="T9">catkin</text:span></text:a><text:span text:style-name="T8"> to build any package in the ROS repository. Say that you want to build a package called AMAZING_PACKAGE, that you hadn't built on your machine before.</text:span><text:bookmark text:name="line-52"/><text:bookmark text:name="line-53"/></text:p>
      <text:p text:style-name="P15"><text:bookmark text:name="line-54"/><text:bookmark text:name="line-55"/><text:bookmark text:name="line-1-7"/>rosdep install AMAZING_PACKAGE</text:p>
      <text:h text:style-name="P16" text:outline-level="4"><text:bookmark text:name="line-56"/><text:bookmark text:name="line-57"/><text:bookmark text:name="Install_dependency_of_all_packages_in_the_workspace"/>Install dependency of all packages in the workspace</text:h>
      <text:p text:style-name="P14"><text:bookmark text:name="line-58"/><text:bookmark text:name="line-59"/><text:span text:style-name="T2">This usecase shows even more powerful feature of </text:span><text:span text:style-name="Teletype"><text:span text:style-name="T2">rosdep</text:span></text:span><text:span text:style-name="T2">.</text:span><text:bookmark text:name="line-60"/><text:bookmark text:name="line-61"/></text:p>
      <text:p text:style-name="P14"><text:span text:style-name="T2">Go to the top directory of your </text:span><text:a xlink:type="simple" xlink:href="http://wiki.ros.org/catkin/workspaces" text:style-name="Internet_20_link" text:visited-style-name="Visited_20_Internet_20_Link"><text:span text:style-name="T3">catkin workspace</text:span></text:a><text:span text:style-name="T2"> where the source code of the ROS packages you'd like to use are. Then run:</text:span><text:bookmark text:name="line-62"/><text:bookmark text:name="line-63"/></text:p>
      <text:p text:style-name="P15"><text:bookmark text:name="line-64"/><text:bookmark text:name="line-65"/><text:bookmark text:name="line-1-8"/>rosdep install --from-paths src --ignore-src -r -y</text:p>
      <text:p text:style-name="P14"><text:bookmark text:name="line-66"/><text:bookmark text:name="line-67"/><text:soft-page-break/><text:span text:style-name="T2">This command magically installs all the packages that the packages in your </text:span><text:span text:style-name="Teletype"><text:span text:style-name="T2">catkin workspace</text:span></text:span><text:span text:style-name="T2"> depend upon but are missing on your computer.</text:span><text:bookmark text:name="line-68"/><text:bookmark text:name="line-69"/></text:p>
      <text:p text:style-name="P13"><text:line-break/></text:p>
      <text:p text:style-name="P10"><text:s text:c="6"/>kdevelope输入问题：（安装一个终端工具）</text:p>
      <text:p text:style-name="P10">https://blog.csdn.net/gyhjlauy/article/details/83064630?utm_medium=distribute.pc_relevant_bbs_down.none-task--2~all~sobaiduend~default-1.nonecase&amp;depth_1-utm_source=distribute.pc_relevant_bbs_down.none-task--2~all~sobaiduend~default-1.nonecase <text:s text:c="3"/></text:p>
      <text:p text:style-name="P10"/>
      <text:p text:style-name="P10">导航包依赖安装用上面的包安装</text:p>
      <text:p text:style-name="P7"><text:s text:c="4"/>导航包编译的时候，缺少一个包，需要下载进去再编译,编译的时候会报错因此注意编译报错问题即可。</text:p>
      <text:p text:style-name="P7"/>
      <text:p text:style-name="P11"><text:s text:c="4"/>仿真导航出现问题，机器人很卡，走不了，<text:span text:style-name="T10">odom到map转换关系失效，修改了激光雷达的发布频率</text:span></text:p>
      <text:p text:style-name="P11"><text:s text:c="3"/>仿真的时候激光雷达范围设置太大，导致前面一直有障碍物，其实没有。 <text:s text:c="2"/></text:p>
      <text:p text:style-name="P11"/>
      <text:p text:style-name="P11">在小车上一直编译不同<text:span text:style-name="T11">navigation包。</text:span></text:p>
      <text:p text:style-name="P11"/>
      <text:p text:style-name="P19"><text:span text:style-name="Source_20_Text"><text:span text:style-name="T12">安装</text:span></text:span><text:span text:style-name="Source_20_Text"><text:span text:style-name="T13">absel:</text:span></text:span></text:p>
      <text:p text:style-name="P19"><text:span text:style-name="Source_20_Text"><text:span text:style-name="T13">静态：</text:span></text:span></text:p>
      <text:p text:style-name="P19"><text:span text:style-name="Source_20_Text"><text:span text:style-name="T12">mkdir build &amp;&amp; cd build</text:span></text:span></text:p>
      <text:p text:style-name="P20"><text:span text:style-name="Source_20_Text"><text:span text:style-name="T4">cmake ..</text:span></text:span></text:p>
      <text:p text:style-name="P20"><text:span text:style-name="Source_20_Text"><text:span text:style-name="T4">make</text:span></text:span></text:p>
      <text:p text:style-name="P20"><text:span text:style-name="Source_20_Text"><text:span text:style-name="T4">sudo make install</text:span></text:span></text:p>
      <text:p text:style-name="P11"/>
      <text:p text:style-name="P18"><text:span text:style-name="T5">动态：<text:line-break/></text:span><text:span text:style-name="Source_20_Text"><text:span text:style-name="T4">mkdir build &amp;&amp; cd build</text:span></text:span></text:p>
      <text:p text:style-name="P20"><text:span text:style-name="Source_20_Text"><text:span text:style-name="T4">cmake .. <text:s/>-DBUILD_SHARED_LIBS=ON</text:span></text:span></text:p>
      <text:p text:style-name="P20"><text:span text:style-name="Source_20_Text"><text:span text:style-name="T4">make</text:span></text:span></text:p>
      <text:p text:style-name="P20"><text:span text:style-name="Source_20_Text"><text:span text:style-name="T4">sudo make install</text:span></text:span></text:p>
      <text:p text:style-name="P11"/>
      <text:p text:style-name="P11"><text:soft-page-break/></text:p>
      <text:p text:style-name="P11"/>
      <text:p text:style-name="P11"/>
      <text:p text:style-name="P7"><text:s text:c="3"/></text:p>
      <text:p text:style-name="P7"><text:s text:c="22"/></text:p>
      <text:p text:style-name="P7"><text:s/></text:p>
      <text:p text:style-name="P7"><text:s text:c="32"/></text:p>
      <text:p text:style-name="P7"><text:s text:c="3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Andale Mono', 'lucida console', 'Courier New', monospace"/>
    <style:font-face style:name="PingFang SC" svg:font-family="'PingFang SC', 'Microsoft YaHei', SimHei, Arial, SimSun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21:05:15.437670268</meta:creation-date>
    <dc:date>2021-01-24T19:23:37.334204639</dc:date>
    <meta:editing-duration>P1DT16H39M46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4" meta:paragraph-count="64" meta:word-count="614" meta:character-count="2829" meta:non-whitespace-character-count="2495"/>
  </office:meta>
</office:document-meta>
</file>